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0b8" officeooo:paragraph-rsid="000b3d9c"/>
    </style:style>
    <style:style style:name="P2" style:family="paragraph" style:parent-style-name="Standard">
      <style:text-properties fo:color="#000000" loext:opacity="100%" fo:language="ru" fo:country="RU" officeooo:rsid="0006914e" officeooo:paragraph-rsid="0006914e"/>
    </style:style>
    <style:style style:name="P3" style:family="paragraph" style:parent-style-name="Standard">
      <style:text-properties officeooo:rsid="000410b8" officeooo:paragraph-rsid="000599de"/>
    </style:style>
    <style:style style:name="P4" style:family="paragraph" style:parent-style-name="Standard">
      <style:text-properties fo:language="ru" fo:country="RU" officeooo:rsid="000bea57" officeooo:paragraph-rsid="000599d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4a15d"/>
    </style:style>
    <style:style style:name="T4" style:family="text">
      <style:text-properties fo:language="ru" fo:country="RU" officeooo:rsid="0004a15d"/>
    </style:style>
    <style:style style:name="T5" style:family="text">
      <style:text-properties fo:language="ru" fo:country="RU" officeooo:rsid="000599de"/>
    </style:style>
    <style:style style:name="T6" style:family="text">
      <style:text-properties fo:language="en" fo:country="US" officeooo:rsid="000599de"/>
    </style:style>
    <style:style style:name="T7" style:family="text">
      <style:text-properties fo:language="en" fo:country="US" officeooo:rsid="0006914e"/>
    </style:style>
    <style:style style:name="T8" style:family="text">
      <style:text-properties fo:color="#c9211e" loext:opacity="100%" fo:language="ru" fo:country="RU" officeooo:rsid="0004a15d"/>
    </style:style>
    <style:style style:name="T9" style:family="text">
      <style:text-properties fo:color="#000000" loext:opacity="100%" fo:language="ru" fo:country="RU" officeooo:rsid="0004a15d"/>
    </style:style>
    <style:style style:name="T10" style:family="text">
      <style:text-properties fo:color="#000000" loext:opacity="100%" fo:language="en" fo:country="US" officeooo:rsid="0004a15d"/>
    </style:style>
    <style:style style:name="T11" style:family="text">
      <style:text-properties fo:color="#000000" loext:opacity="100%" fo:language="ru" fo:country="RU" officeooo:rsid="000a0d53"/>
    </style:style>
    <style:style style:name="T12" style:family="text">
      <style:text-properties fo:color="#000000" loext:opacity="100%" fo:language="ru" fo:country="RU" officeooo:rsid="000599de"/>
    </style:style>
    <style:style style:name="T13" style:family="text">
      <style:text-properties fo:color="#000000" loext:opacity="100%" fo:language="ru" fo:country="RU" officeooo:rsid="000b3d9c"/>
    </style:style>
    <style:style style:name="T14" style:family="text">
      <style:text-properties fo:color="#000000" loext:opacity="100%" fo:language="en" fo:country="US" officeooo:rsid="000599de"/>
    </style:style>
    <style:style style:name="T15" style:family="text">
      <style:text-properties fo:color="#000000" loext:opacity="100%" fo:language="ru" fo:country="RU" officeooo:rsid="0006914e"/>
    </style:style>
    <style:style style:name="T16" style:family="text">
      <style:text-properties fo:color="#000000" loext:opacity="100%" fo:language="ru" fo:country="RU" officeooo:rsid="000bb6b9"/>
    </style:style>
    <style:style style:name="T17" style:family="text">
      <style:text-properties fo:color="#000000" loext:opacity="100%" fo:language="ru" fo:country="RU" officeooo:rsid="0007dd9b"/>
    </style:style>
    <style:style style:name="T18" style:family="text">
      <style:text-properties fo:language="ru" fo:country="RU" officeooo:rsid="0007dd9b"/>
    </style:style>
    <style:style style:name="T19" style:family="text">
      <style:text-properties fo:language="en" fo:country="US" officeooo:rsid="0007dd9b"/>
    </style:style>
    <style:style style:name="T20" style:family="text">
      <style:text-properties fo:language="ru" fo:country="RU" officeooo:rsid="000be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чало рабочего дня : <text:line-break/>Принимаю смену, коллега <text:s/>кратко описывает тикеты <text:s/>в файле которые находятся в статусах:<text:line-break/>- <text:s/>принятые , <text:span text:style-name="T1">но не начатые к выполнению <text:line-break/>- в работе у саппорта, начатые тикеты, в них он кратко описывает кратко что успел сделать и на чем остановился, в нем также пишет те комментарии которые нельзя писать в жире в комментариях<text:line-break/>- ожидает ответ клиент<text:line-break/>- ожидает ответ оператора<text:line-break/>Сверяю их на доске в жире .<text:line-break/>Начинаю поэтапное выполнение от самых критичных до менее важных <text:line-break/>Примеры тикетов:<text:line-break/>Отписать клиента от </text:span><text:span text:style-name="T2">смс/email </text:span><text:span text:style-name="T1">рассылки <text:line-break/>Подготовить детализацию по пройденной рассылке из БД<text:line-break/>Подготовить статистику для клиента доставлено/отправлено/ошибка/прочитано или другие более сложные запросы которые нельзя сделать в рамках пользовательского интерфейса клиент<text:line-break/>Клиент обращается с ошибкой при отправке смс/</text:span><text:span text:style-name="T3">viber/wa/</text:span><text:span text:style-name="T2">email , </text:span><text:span text:style-name="T1">прошу прислать апи запрос который он отправляет и ответ . </text:span><text:span text:style-name="T4">Обычные причины ошибки отправки по апи : не верный </text:span><text:span text:style-name="T3">json</text:span><text:span text:style-name="T4">, не тот метод запроса, стухший токен авторизации, не верный логин или пароль для создания токена , нет денег для отправки. </text:span><text:span text:style-name="T5">Тестировал через </text:span><text:span text:style-name="T6">Postman</text:span><text:span text:style-name="T5">,</text:span><text:span text:style-name="T6">Api Tester</text:span><text:span text:style-name="T4"><text:line-break/>Анализ причин не доставки смс/</text:span><text:span text:style-name="T7">email</text:span><text:span text:style-name="T4"> до клиента , проверяю в </text:span><text:span text:style-name="T3">sql</text:span><text:span text:style-name="T4"> запросом настройки, есть ли у клиента согласованное имя отправителя для конкретного оператора связи, или другие причины не доставки</text:span><text:span text:style-name="T8"><text:line-break/><text:line-break/></text:span><text:span text:style-name="T9">Помимо обращение клиентов занимался мониторингом сервисов компании с помощью </text:span><text:span text:style-name="T10">Nagios, </text:span><text:span text:style-name="T11">если там пошли ошибки лазил в кибану , </text:span><text:span text:style-name="T9">при обнаружение события решал либо самостоятельно если входило в мои компетенции, либо переводил на 3 линию поддержки. </text:span><text:span text:style-name="T12">Обычно всплывали события</text:span><text:span text:style-name="T13">, </text:span><text:span text:style-name="T12">недоставки сообщений , </text:span><text:span text:style-name="T11">п</text:span><text:span text:style-name="T14">а</text:span><text:span text:style-name="T11">дения работоспособности наших сервисов, </text:span><text:span text:style-name="T12"><text:s/>отвалился оператор ( их проблема)</text:span><text:span text:style-name="T13">, </text:span><text:span text:style-name="T15">зависшие джобы базы данных, высокий расход памяти и процессора ПМТА, загруженность документов в Монго, потеря связи с сервисами, отсутствие пинга в контейнеру, E2E </text:span><text:span text:style-name="T9"><text:line-break/><text:line-break/></text:span><text:span text:style-name="T12">Примеры</text:span><text:span text:style-name="T13"> нестандартных ошибок </text:span><text:span text:style-name="T12"><text:s/>которые находил : не отправлялась </text:span><text:span text:style-name="T14">email </text:span><text:span text:style-name="T12">рассылка потому что в коде</text:span><text:span text:style-name="T14"> html </text:span><text:span text:style-name="T12">были сокращенные ссылки что было запрещено/ в сообщения были матерные слова либо вызывающие опасность такие как Путин/Военкомат/Война/Взрыв <text:line-break/><text:line-break/></text:span></text:p>
      <text:p text:style-name="P2">Передавал на 3 линии поддержки список белых айпи адресов, чтобы условно у конкретного клиента с определенным логином была возможность отправлять трафик только с определенного айпишника.</text:p>
      <text:p text:style-name="P3"><text:span text:style-name="T15"><text:line-break/><text:line-break/>Занимался поддержкой двух наших платформ , платформа это по сути сервис с веб интерфейсом где клиенты могли настраивать свои лк , класть деньги, делать простую статистику по клиентам, отправлять смс и емейл трафик ( загружая по сути файл с текстом и номероами, но были и те кто делал это через свои системы через наш апи ) задавать отложенный старт отправки ( типа шедулера) и были списки в какие страны , какие операторы, и имена отправителя были согласованы <text:s/>с операторами и нами ( одна была для старых клиентов другая для новых ) .Новая криво работала , поэтому решили оставить две . <text:s/>У каждой платформы свои сервисы и свои таблицы в бд </text:span><text:span text:style-name="T9"><text:line-break/></text:span><text:soft-page-break/><text:span text:style-name="T12">Анализ </text:span><text:span text:style-name="T14">tcp/smpp </text:span><text:span text:style-name="T12">пактов в </text:span><text:span text:style-name="T14">wireshark <text:s/></text:span><text:span text:style-name="T12">для проверк<text:line-break/><text:line-break/>делал </text:span><text:span text:style-name="T14">grep </text:span><text:span text:style-name="T12">запросы </text:span><text:span text:style-name="T16">в очень объемные файлы с логами </text:span><text:span text:style-name="T12"><text:line-break/></text:span><text:span text:style-name="T17"><text:line-break/>Документация по использованию к старой платформе </text:span><text:span text:style-name="T4"><text:line-break/></text:span><text:a xlink:type="simple" xlink:href="https://devinodocs.readthedocs.io/ru/latest/" text:style-name="Internet_20_link" text:visited-style-name="Visited_20_Internet_20_Link"><text:span text:style-name="T4">https://devinodocs.readthedocs.io/ru/latest/</text:span></text:a><text:span text:style-name="T4"><text:line-break/></text:span><text:span text:style-name="T18">И к новой </text:span><text:a xlink:type="simple" xlink:href="https://docs.devino.online/0.1.0/httpapi/" text:style-name="Internet_20_link" text:visited-style-name="Visited_20_Internet_20_Link"><text:span text:style-name="T18">https://docs.devino.online/0.1.0/httpapi/</text:span></text:a><text:span text:style-name="T18"><text:line-break/><text:line-break/>с редис и кафкой не работал, но они там были , код написан на </text:span><text:span text:style-name="T19">c# </text:span><text:span text:style-name="T18">и джава<text:line-break/><text:line-break/><text:line-break/><text:line-break/></text:span><text:span text:style-name="T20">В трудовой :<text:line-break/>Фитнес клуб: менеджер по продажам<text:line-break/>Скиллбокс: менеджер по продажам<text:line-break/>Девино: Инженер тех поддержки<text:line-break/>Скиллбокс : менеджер по продажам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ea57" officeooo:paragraph-rsid="000bea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3:15:17.238395900</meta:creation-date>
    <dc:date>2025-08-06T14:40:16.695452100</dc:date>
    <meta:editing-duration>PT19M4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" meta:word-count="499" meta:character-count="3376" meta:non-whitespace-character-count="2851"/>
  </office:meta>
</office:document-meta>
</file>